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Projekty a zadania budú odovzdávané cez github<text:tab/></text:p>
                <text:list>
                  <text:list-item>
                    <text:p>Vytvorte si dedikovaný účet, ktorý bude mať používateľské meno vo formáte: „ukf=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10:16:48.317156052</meta:creation-date>
    <meta:editing-duration>PT7M22S</meta:editing-duration>
    <meta:editing-cycles>4</meta:editing-cycles>
    <meta:generator>LibreOffice/6.0.7.3$Linux_X86_64 LibreOffice_project/00m0$Build-3</meta:generator>
    <dc:title>Impress</dc:title>
    <dc:date>2020-02-21T10:57:21.233276503</dc:date>
    <meta:document-statistic meta:object-count="58"/>
  </office:meta>
</office:document-meta>
</file>